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f0c2c" officeooo:paragraph-rsid="001f0c2c"/>
    </style:style>
    <style:style style:name="P2" style:family="paragraph" style:parent-style-name="Standard">
      <style:paragraph-properties fo:text-align="start" style:justify-single-word="false"/>
      <style:text-properties officeooo:rsid="001f0c2c" officeooo:paragraph-rsid="001f0c2c"/>
    </style:style>
    <style:style style:name="P3" style:family="paragraph" style:parent-style-name="Standard">
      <style:paragraph-properties fo:text-align="start" style:justify-single-word="false"/>
      <style:text-properties officeooo:rsid="001f0c2c" officeooo:paragraph-rsid="001f0c2c"/>
    </style:style>
    <style:style style:name="P4" style:family="paragraph" style:parent-style-name="Standard">
      <style:paragraph-properties fo:text-align="center" style:justify-single-word="false"/>
      <style:text-properties fo:font-size="14pt" officeooo:rsid="001f0c2c" officeooo:paragraph-rsid="001f0c2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4026e" officeooo:paragraph-rsid="0024026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4ce06" officeooo:paragraph-rsid="0024ce0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9347e" officeooo:paragraph-rsid="0029347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996df" officeooo:paragraph-rsid="002996d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5pt" officeooo:rsid="001f0c2c" officeooo:paragraph-rsid="001f0c2c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officeooo:rsid="0024026e" officeooo:paragraph-rsid="0024026e"/>
    </style:style>
    <style:style style:name="P11" style:family="paragraph" style:parent-style-name="Standard">
      <style:paragraph-properties fo:text-align="start" style:justify-single-word="false"/>
      <style:text-properties officeooo:rsid="0024ce06" officeooo:paragraph-rsid="0024ce06"/>
    </style:style>
    <style:style style:name="P12" style:family="paragraph" style:parent-style-name="Standard">
      <style:paragraph-properties fo:text-align="start" style:justify-single-word="false"/>
      <style:text-properties officeooo:rsid="0025f615" officeooo:paragraph-rsid="0025f615"/>
    </style:style>
    <style:style style:name="P13" style:family="paragraph" style:parent-style-name="Standard">
      <style:paragraph-properties fo:text-align="start" style:justify-single-word="false"/>
      <style:text-properties officeooo:rsid="0029347e" officeooo:paragraph-rsid="0029347e"/>
    </style:style>
    <style:style style:name="P14" style:family="paragraph" style:parent-style-name="Standard">
      <style:paragraph-properties fo:text-align="start" style:justify-single-word="false"/>
      <style:text-properties officeooo:rsid="002996df" officeooo:paragraph-rsid="002996df"/>
    </style:style>
    <style:style style:name="P15" style:family="paragraph" style:parent-style-name="Standard">
      <style:paragraph-properties fo:text-align="start" style:justify-single-word="false"/>
      <style:text-properties officeooo:rsid="002e4ed5" officeooo:paragraph-rsid="002996df"/>
    </style:style>
    <style:style style:name="P16" style:family="paragraph" style:parent-style-name="Standard">
      <style:paragraph-properties fo:text-align="start" style:justify-single-word="false"/>
      <style:text-properties officeooo:rsid="002e4ed5" officeooo:paragraph-rsid="002e4ed5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24026e"/>
    </style:style>
    <style:style style:name="P19" style:family="paragraph" style:parent-style-name="Table_20_Contents">
      <style:paragraph-properties fo:text-align="start" style:justify-single-word="false"/>
      <style:text-properties officeooo:rsid="0025f615" officeooo:paragraph-rsid="0025f615"/>
    </style:style>
    <style:style style:name="T1" style:family="text">
      <style:text-properties officeooo:rsid="0020f70d"/>
    </style:style>
    <style:style style:name="T2" style:family="text">
      <style:text-properties officeooo:rsid="0024ce06"/>
    </style:style>
    <style:style style:name="T3" style:family="text">
      <style:text-properties officeooo:rsid="0027dcdc"/>
    </style:style>
    <style:style style:name="T4" style:family="text">
      <style:text-properties officeooo:rsid="002c53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ulti thread</text:p>
      <text:p text:style-name="P1"/>
      <text:p text:style-name="P2">synonyme : activité, fil d’execution, processus leger</text:p>
      <text:p text:style-name="P2"/>
      <text:p text:style-name="P2">devoupage de l’abstraction de processus en deu parties</text:p>
      <text:p text:style-name="P2"/>
      <text:p text:style-name="P2"><text:tab/>→ en flots d’exectution et leur contexte :</text:p>
      <text:p text:style-name="P2"><text:tab/><text:tab/>=&gt; execution parallele de plusieur suites d’instructions independantes (MIMD)</text:p>
      <text:p text:style-name="P2"><text:tab/>→ en espace d’adressage et autres ressources </text:p>
      <text:p text:style-name="P2"><text:tab/><text:tab/>=&gt; la memoire du processus est partagée entre les threads</text:p>
      <text:p text:style-name="P2"/>
      <text:p text:style-name="P2">Le processus met en œuvre des mécanismes de protection mémoire trop coûteux.</text:p>
      <text:p text:style-name="P2"/>
      <text:p text:style-name="P9">Utilité des threads :</text:p>
      <text:p text:style-name="P2">&gt; Partage aisé de l’information (pas de communication interprocessus ou IPC)</text:p>
      <text:p text:style-name="P2"/>
      <text:p text:style-name="P2">&gt; Communication de contexte mains onéreuse</text:p>
      <text:p text:style-name="P2"><text:tab/>=&gt; pas d’opération memory management unit ou MMU</text:p>
      <text:p text:style-name="P2">&gt; <text:span text:style-name="T1">Pe</text:span>rmet de maximiser le débit d’un application </text:p>
      <text:p text:style-name="P2"><text:tab/>=&gt; recouvrement du temps de blocage, de communication, exploitation des architectures symmetric multiprocessing SMP</text:p>
      <text:p text:style-name="P2">&gt; <text:span text:style-name="T1">Flexibilité de la gestion des ressources avec des gestionnaires dits « utilisateurs »</text:span></text:p>
      <text:p text:style-name="P2"><text:tab/><text:span text:style-name="T1">=&gt; Ex : ordonnacement, mémoire, etc</text:span></text:p>
      <text:p text:style-name="P2">&gt; <text:span text:style-name="T1">Modèle de programmation</text:span></text:p>
      <text:p text:style-name="P2"/>
      <text:p text:style-name="P5">Execution non déterministe :</text:p>
      <text:p text:style-name="P10">une valeur X =0 partagée par 3 threads </text:p>
      <text:p text:style-name="P10"/>
      <text:p text:style-name="P10"><text:tab/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<text:s/>Thread 1</text:p>
          </table:table-cell>
          <table:table-cell table:style-name="Table1.A1" office:value-type="string">
            <text:p text:style-name="P18">Thread 2</text:p>
          </table:table-cell>
          <table:table-cell table:style-name="Table1.C1" office:value-type="string">
            <text:p text:style-name="P18">Thread 3</text:p>
          </table:table-cell>
        </table:table-row>
        <table:table-row>
          <table:table-cell table:style-name="Table1.A2" office:value-type="string">
            <text:p text:style-name="P17">X = 1</text:p>
          </table:table-cell>
          <table:table-cell table:style-name="Table1.A2" office:value-type="string">
            <text:p text:style-name="P17">X = 2 </text:p>
          </table:table-cell>
          <table:table-cell table:style-name="Table1.C2" office:value-type="string">
            <text:p text:style-name="P17">X = 3</text:p>
          </table:table-cell>
        </table:table-row>
      </table:table>
      <text:p text:style-name="P10"/>
      <text:p text:style-name="P10">Selon l’ordre d’execution :</text:p>
      <text:p text:style-name="P10"><text:tab/><text:tab/>(3), (1), (2) → <text:span text:style-name="T2">y vaut 0</text:span></text:p>
      <text:p text:style-name="P10"><text:tab/><text:tab/>(<text:span text:style-name="T2">2)</text:span>, (1), (3) → <text:span text:style-name="T2">y vaut 1</text:span></text:p>
      <text:p text:style-name="P10"><text:tab/><text:tab/>(<text:span text:style-name="T2">1</text:span>), (<text:span text:style-name="T2">2</text:span>), (<text:span text:style-name="T2">3</text:span>) → <text:span text:style-name="T2">y vaut 2</text:span></text:p>
      <text:p text:style-name="P10"/>
      <text:p text:style-name="P6">Norme POSIX :</text:p>
      <text:p text:style-name="P11"/>
      <text:p text:style-name="P11">definir une interface standard des services offerts par UNIX afin d’offrir une certaine portabilité des applications.</text:p>
      <text:p text:style-name="P11"/>
      <text:p text:style-name="P11">Problèmes :</text:p>
      <text:p text:style-name="P11">&gt; Portabilité difficile car il existe beacoup de différences entre les UNIX</text:p>
      <text:p text:style-name="P11"/>
      <text:p text:style-name="P11">&gt; Tout n’est pas (et ne peut pas ) etre formalisé.</text:p>
      <text:p text:style-name="P11"/>
      <text:p text:style-name="P11">&gt; Divergence dans l’implantation des services POSIX (ex : threads sur linux )</text:p>
      <text:p text:style-name="P11"/>
      <text:p text:style-name="P11">&gt; Architecture de la norme.</text:p>
      <text:p text:style-name="P10"/>
      <text:p text:style-name="P11"><text:soft-page-break/>Exemple de systèmes POSIX : Lynx/OS, VxWorks, Solaris, Linux, QNX, etc … (presque tout les systèmes temps réel )</text:p>
      <text:p text:style-name="P10"/>
      <text:p text:style-name="P12">Architecture de la norme : découpée en chapitres optionnes et obligatoires . Caque chapitre contient des parties obligatoirement présentes, et dautres optionnelles.</text:p>
      <text:p text:style-name="P1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Chapitres</text:p>
          </table:table-cell>
          <table:table-cell table:style-name="Table2.B1" office:value-type="string">
            <text:p text:style-name="P19">Significations</text:p>
          </table:table-cell>
        </table:table-row>
        <table:table-row>
          <table:table-cell table:style-name="Table2.A2" office:value-type="string">
            <text:p text:style-name="P19">POSIX 1</text:p>
            <text:p text:style-name="P19">POSIX 2</text:p>
            <text:p text:style-name="P19">POSIX 4</text:p>
            <text:p text:style-name="P19">POSIX 4.a</text:p>
            <text:p text:style-name="P19">POSIX 4.b</text:p>
            <text:p text:style-name="P19">POSIX 5</text:p>
            <text:p text:style-name="P19">etc</text:p>
          </table:table-cell>
          <table:table-cell table:style-name="Table2.B2" office:value-type="string">
            <text:p text:style-name="P19">Services de base (ex : fork, exec, etc)</text:p>
            <text:p text:style-name="P19">….<text:span text:style-name="T3">pas eu le temps de noter</text:span></text:p>
          </table:table-cell>
        </table:table-row>
      </table:table>
      <text:p text:style-name="P12"/>
      <text:p text:style-name="P13"/>
      <text:p text:style-name="P7">Les threads POSIX chap posix. 4.a</text:p>
      <text:p text:style-name="P13"/>
      <text:p text:style-name="P13">Ce chapitre contient a la fois les threads et les outiles de synchronisation liés aux threads (ex ; mutex )</text:p>
      <text:p text:style-name="P13">Caractéristiques </text:p>
      <text:p text:style-name="P13">&gt; Un thread POSIX est défini par un identifiant local au processus </text:p>
      <text:p text:style-name="P13"><text:tab/>&gt; il possede une pile</text:p>
      <text:p text:style-name="P13"><text:tab/>&gt; un contexte</text:p>
      <text:p text:style-name="P13"><text:tab/>&gt; un ensemble d’attributs qui définissent son comportement</text:p>
      <text:p text:style-name="P13">&gt; Un thread POSIX peut etre implanté, soit sous la forme utilisateur, soit sous la forme noyau </text:p>
      <text:p text:style-name="P13"/>
      <text:p text:style-name="P13">=&gt; la norme ne définit que l’interface et non son implantation </text:p>
      <text:p text:style-name="P13"/>
      <text:p text:style-name="P8">Les threads POSIX</text:p>
      <text:p text:style-name="P14"/>
      <text:p text:style-name="P14">&gt; Nécessite l’utilisation de code « réentrant » (ou « thread-safe ») =&gt; code construit de facon a permettre une ecécution concurrente sûre.</text:p>
      <text:p text:style-name="P14"/>
      <text:p text:style-name="P14">&gt; Un code réentrant :</text:p>
      <text:p text:style-name="P14"><text:tab/>&gt; ne manipule pas de variable partagée.</text:p>
      <text:p text:style-name="P14"><text:tab/>&gt; ou alors manipule les variables partagées en sectio critique.</text:p>
      <text:p text:style-name="P14">&gt; tout doit être réentrant : le code utilisateur et les bibliothèques sysèmes (ex : libc.co )</text:p>
      <text:p text:style-name="P14"/>
      <text:p text:style-name="P14">-<text:span text:style-name="T4">D_REENTRANT </text:span></text:p>
      <text:p text:style-name="P15"/>
      <text:p text:style-name="P16">Dans un système POSIX.4a certains services on une sémantique différente.</text:p>
      <text:p text:style-name="P16">&gt; Sémantique de fork() : crée un nouveau processus contenant un thread dont le code est la fonction main()</text:p>
      <text:p text:style-name="P16">&gt;Sémantique de exit() : termine un processus et donc tous les threads contenu dans celui-ci.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8:42:37.687957412</meta:creation-date>
    <dc:date>2024-11-25T09:50:27.537199493</dc:date>
    <meta:editing-duration>PT44M23S</meta:editing-duration>
    <meta:editing-cycles>11</meta:editing-cycles>
    <meta:generator>LibreOffice/24.2.5.2$Linux_X86_64 LibreOffice_project/420$Build-2</meta:generator>
    <meta:document-statistic meta:table-count="2" meta:image-count="0" meta:object-count="0" meta:page-count="2" meta:paragraph-count="69" meta:word-count="515" meta:character-count="3054" meta:non-whitespace-character-count="2575"/>
  </office:meta>
</office:document-meta>
</file>